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Courier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 New Roman" fo:font-weight="bold" officeooo:rsid="0006ff90" officeooo:paragraph-rsid="0006ff90" style:font-weight-asian="bold" style:font-weight-complex="bold"/>
    </style:style>
    <style:style style:name="P2" style:family="paragraph" style:parent-style-name="Standard" style:list-style-name="L1">
      <style:text-properties style:font-name="Times New Roman" fo:language="en" fo:country="US" fo:font-weight="normal" officeooo:rsid="0023440f" officeooo:paragraph-rsid="0023440f" style:font-weight-asian="normal" style:font-weight-complex="normal"/>
    </style:style>
    <style:style style:name="P3" style:family="paragraph" style:parent-style-name="Standard" style:list-style-name="L1">
      <style:text-properties style:font-name="Times New Roman" fo:language="en" fo:country="US" fo:font-weight="normal" officeooo:rsid="003463be" officeooo:paragraph-rsid="003463be" style:font-weight-asian="normal" style:font-weight-complex="normal"/>
    </style:style>
    <style:style style:name="P4" style:family="paragraph" style:parent-style-name="Standard" style:list-style-name="L2">
      <style:text-properties style:font-name="Times New Roman" fo:language="en" fo:country="US" fo:font-weight="normal" officeooo:rsid="0039fb83" officeooo:paragraph-rsid="0039fb83" style:font-weight-asian="normal" style:font-weight-complex="normal"/>
    </style:style>
    <style:style style:name="P5" style:family="paragraph" style:parent-style-name="Standard" style:list-style-name="L2">
      <style:text-properties style:font-name="Times New Roman" fo:language="en" fo:country="US" fo:font-weight="normal" officeooo:rsid="0039fb83" officeooo:paragraph-rsid="003bdaa1" style:font-weight-asian="normal" style:font-weight-complex="normal"/>
    </style:style>
    <style:style style:name="P6" style:family="paragraph" style:parent-style-name="Standard" style:list-style-name="L1">
      <style:text-properties style:font-name="Times New Roman" fo:language="en" fo:country="US" fo:font-weight="normal" officeooo:rsid="003cb55e" officeooo:paragraph-rsid="003cb55e" style:font-weight-asian="normal" style:font-weight-complex="normal"/>
    </style:style>
    <style:style style:name="P7" style:family="paragraph" style:parent-style-name="Standard" style:list-style-name="L1">
      <style:text-properties style:font-name="Times New Roman" fo:language="ru" fo:country="RU" fo:font-weight="bold" officeooo:rsid="0006ff90" officeooo:paragraph-rsid="0019a138" style:font-weight-asian="bold" style:font-weight-complex="bold"/>
    </style:style>
    <style:style style:name="P8" style:family="paragraph" style:parent-style-name="Standard" style:list-style-name="L1">
      <style:text-properties style:font-name="Times New Roman" fo:language="ru" fo:country="RU" fo:font-weight="bold" officeooo:rsid="0006ff90" officeooo:paragraph-rsid="0020aea2" style:font-weight-asian="bold" style:font-weight-complex="bold"/>
    </style:style>
    <style:style style:name="P9" style:family="paragraph" style:parent-style-name="Standard" style:list-style-name="L1">
      <style:text-properties style:font-name="Times New Roman" fo:language="ru" fo:country="RU" fo:font-weight="bold" officeooo:rsid="0006ff90" officeooo:paragraph-rsid="002d7088" style:font-weight-asian="bold" style:font-weight-complex="bold"/>
    </style:style>
    <style:style style:name="P10" style:family="paragraph" style:parent-style-name="Standard" style:list-style-name="L1">
      <style:text-properties style:font-name="Times New Roman" fo:language="ru" fo:country="RU" fo:font-weight="bold" officeooo:rsid="001c2c3d" officeooo:paragraph-rsid="001f18b1" style:font-weight-asian="bold" style:font-weight-complex="bold"/>
    </style:style>
    <style:style style:name="P11" style:family="paragraph" style:parent-style-name="Standard" style:list-style-name="L1">
      <style:text-properties style:font-name="Times New Roman" fo:language="ru" fo:country="RU" fo:font-weight="bold" officeooo:rsid="0027178b" officeooo:paragraph-rsid="0027178b" style:font-weight-asian="bold" style:font-weight-complex="bold"/>
    </style:style>
    <style:style style:name="P12" style:family="paragraph" style:parent-style-name="Standard" style:list-style-name="L1">
      <style:text-properties style:font-name="Times New Roman" fo:language="ru" fo:country="RU" fo:font-weight="normal" officeooo:rsid="00089807" officeooo:paragraph-rsid="00089807" style:font-weight-asian="normal" style:font-weight-complex="normal"/>
    </style:style>
    <style:style style:name="P13" style:family="paragraph" style:parent-style-name="Standard" style:list-style-name="L1">
      <style:text-properties style:font-name="Times New Roman" fo:language="ru" fo:country="RU" fo:font-weight="normal" officeooo:rsid="000c8cc9" officeooo:paragraph-rsid="000c8cc9" style:font-weight-asian="normal" style:font-weight-complex="normal"/>
    </style:style>
    <style:style style:name="P14" style:family="paragraph" style:parent-style-name="Standard" style:list-style-name="L1">
      <style:text-properties style:font-name="Times New Roman" fo:language="ru" fo:country="RU" fo:font-weight="normal" officeooo:rsid="0011b339" officeooo:paragraph-rsid="0011b339" style:font-weight-asian="normal" style:font-weight-complex="normal"/>
    </style:style>
    <style:style style:name="P15" style:family="paragraph" style:parent-style-name="Standard" style:list-style-name="L1">
      <style:text-properties style:font-name="Times New Roman" fo:language="ru" fo:country="RU" fo:font-weight="normal" officeooo:rsid="00172eb2" officeooo:paragraph-rsid="00172eb2" style:font-weight-asian="normal" style:font-weight-complex="normal"/>
    </style:style>
    <style:style style:name="P16" style:family="paragraph" style:parent-style-name="Standard" style:list-style-name="L1">
      <style:text-properties style:font-name="Times New Roman" fo:language="ru" fo:country="RU" fo:font-weight="normal" officeooo:rsid="001cd855" officeooo:paragraph-rsid="001e2055" style:font-weight-asian="normal" style:font-weight-complex="normal"/>
    </style:style>
    <style:style style:name="P17" style:family="paragraph" style:parent-style-name="Standard" style:list-style-name="L1">
      <style:text-properties style:font-name="Times New Roman" fo:language="ru" fo:country="RU" fo:font-weight="normal" officeooo:rsid="002a44ea" officeooo:paragraph-rsid="002a44ea" style:font-weight-asian="normal" style:font-weight-complex="normal"/>
    </style:style>
    <style:style style:name="P18" style:family="paragraph" style:parent-style-name="Standard" style:list-style-name="L1">
      <style:text-properties style:font-name="Times New Roman" fo:language="ru" fo:country="RU" fo:font-weight="normal" officeooo:rsid="0041b82c" officeooo:paragraph-rsid="0041b82c" style:font-weight-asian="normal" style:font-weight-complex="normal"/>
    </style:style>
    <style:style style:name="P19" style:family="paragraph" style:parent-style-name="Standard" style:list-style-name="L1">
      <style:text-properties style:font-name="Times New Roman" fo:font-weight="normal" officeooo:rsid="002b86bd" officeooo:paragraph-rsid="002b86bd" style:font-weight-asian="normal" style:font-weight-complex="normal"/>
    </style:style>
    <style:style style:name="P20" style:family="paragraph" style:parent-style-name="Standard" style:list-style-name="L1">
      <style:text-properties style:font-name="Times New Roman" fo:font-weight="normal" officeooo:rsid="004330de" officeooo:paragraph-rsid="0044d2be" style:font-weight-asian="normal" style:font-weight-complex="normal"/>
    </style:style>
    <style:style style:name="P21" style:family="paragraph" style:parent-style-name="Standard" style:list-style-name="L1">
      <style:paragraph-properties fo:break-before="page"/>
      <style:text-properties style:font-name="Times New Roman" fo:language="ru" fo:country="RU" fo:font-weight="bold" officeooo:rsid="0006ff90" officeooo:paragraph-rsid="003298fe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873c"/>
    </style:style>
    <style:style style:name="T3" style:family="text">
      <style:text-properties fo:language="en" fo:country="US" officeooo:rsid="0011c3c6"/>
    </style:style>
    <style:style style:name="T4" style:family="text">
      <style:text-properties fo:language="en" fo:country="US" officeooo:rsid="001d7d04"/>
    </style:style>
    <style:style style:name="T5" style:family="text">
      <style:text-properties fo:language="en" fo:country="US" fo:font-weight="normal" officeooo:rsid="001f2b27" style:font-weight-asian="normal" style:font-weight-complex="normal"/>
    </style:style>
    <style:style style:name="T6" style:family="text">
      <style:text-properties fo:language="en" fo:country="US" officeooo:rsid="0030eb76"/>
    </style:style>
    <style:style style:name="T7" style:family="text">
      <style:text-properties fo:language="en" fo:country="US" officeooo:rsid="004356f0"/>
    </style:style>
    <style:style style:name="T8" style:family="text">
      <style:text-properties fo:language="en" fo:country="US" officeooo:rsid="0043ab3f"/>
    </style:style>
    <style:style style:name="T9" style:family="text">
      <style:text-properties fo:language="en" fo:country="US" officeooo:rsid="0044d2be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1162d0"/>
    </style:style>
    <style:style style:name="T12" style:family="text">
      <style:text-properties fo:language="ru" fo:country="RU" officeooo:rsid="0011c3c6"/>
    </style:style>
    <style:style style:name="T13" style:family="text">
      <style:text-properties fo:language="ru" fo:country="RU" officeooo:rsid="0025d3a2"/>
    </style:style>
    <style:style style:name="T14" style:family="text">
      <style:text-properties fo:language="ru" fo:country="RU" officeooo:rsid="002bbd9c"/>
    </style:style>
    <style:style style:name="T15" style:family="text">
      <style:text-properties fo:language="ru" fo:country="RU" officeooo:rsid="002db3b2"/>
    </style:style>
    <style:style style:name="T16" style:family="text">
      <style:text-properties fo:language="ru" fo:country="RU" officeooo:rsid="002ec4f8"/>
    </style:style>
    <style:style style:name="T17" style:family="text">
      <style:text-properties fo:language="ru" fo:country="RU" officeooo:rsid="002fe612"/>
    </style:style>
    <style:style style:name="T18" style:family="text">
      <style:text-properties fo:language="ru" fo:country="RU" officeooo:rsid="003906e8"/>
    </style:style>
    <style:style style:name="T19" style:family="text">
      <style:text-properties fo:language="ru" fo:country="RU" officeooo:rsid="004356f0"/>
    </style:style>
    <style:style style:name="T20" style:family="text">
      <style:text-properties fo:language="ru" fo:country="RU" officeooo:rsid="0044d2be"/>
    </style:style>
    <style:style style:name="T21" style:family="text">
      <style:text-properties officeooo:rsid="0009eb84"/>
    </style:style>
    <style:style style:name="T22" style:family="text">
      <style:text-properties officeooo:rsid="000b9b1d"/>
    </style:style>
    <style:style style:name="T23" style:family="text">
      <style:text-properties officeooo:rsid="000dac0c"/>
    </style:style>
    <style:style style:name="T24" style:family="text">
      <style:text-properties officeooo:rsid="00186e49"/>
    </style:style>
    <style:style style:name="T25" style:family="text">
      <style:text-properties officeooo:rsid="001e2055"/>
    </style:style>
    <style:style style:name="T26" style:family="text">
      <style:text-properties fo:font-weight="normal" officeooo:rsid="001f2b27" style:font-weight-asian="normal" style:font-weight-complex="normal"/>
    </style:style>
    <style:style style:name="T27" style:family="text">
      <style:text-properties officeooo:rsid="0025d3a2"/>
    </style:style>
    <style:style style:name="T28" style:family="text">
      <style:text-properties officeooo:rsid="0034f655"/>
    </style:style>
    <style:style style:name="T29" style:family="text">
      <style:text-properties officeooo:rsid="003ee0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7195884350135445" text:style-name="L1">
        <text:list-item>
          <text:p text:style-name="P1">Что такое сериализация?</text:p>
          <text:p text:style-name="P12">Сериализация — это процесс преобразования объектов в поток байтов для хранения объекта в памяти, базе данных или в файле. Основное назначение сериализации — сохранить состояние объекта для того, чтобы иметь <text:span text:style-name="T21">возможность</text:span> воссоздать его при необходимости. Обратный процесс называется десериализация.</text:p>
        </text:list-item>
        <text:list-item>
          <text:p text:style-name="P1">Что произойдет если сереализуемый <text:span text:style-name="T22">объект</text:span> будет изменен, а затем произведем десериализацию <text:span text:style-name="T22">этого объекта</text:span>?</text:p>
          <text:p text:style-name="P13">Для проверки было создано небольшое консольное приложение. <text:span text:style-name="T23">Выяснилось, что при добавление новых полей, ничего плохого не происходит, просто эти поля будут иметь начальные значения. Если же мы убираем какое-то поле, то мое первоначальное предположение, что произойдет выброс ошибки, как в </text:span><text:span text:style-name="T2">Java</text:span><text:span text:style-name="T23">, не оправдался. Эти поля были просто проигнорированы.</text:span></text:p>
        </text:list-item>
        <text:list-item>
          <text:p text:style-name="P8">Для чего может понадобиться <text:span text:style-name="T1">FileStream </text:span>и <text:span text:style-name="T1">BinaryFormatter?</text:span></text:p>
          <text:p text:style-name="P2">BinaryFormatter <text:span text:style-name="T10">может сериализовать/десериализовать объект, но для его работы необходим поток, </text:span><text:span text:style-name="T13">для этого можно использовать </text:span><text:span text:style-name="T27">FileStream, </text:span><text:span text:style-name="T13">так как он предоставляет поток в файле.</text:span></text:p>
        </text:list-item>
        <text:list-item>
          <text:p text:style-name="P11">Что такое поток ввода/вывода?</text:p>
          <text:p text:style-name="P17">Поток ввода/вывода относится к передаче данных с носителя информации или на него. В пространстве имен <text:span text:style-name="T1">System.IO </text:span>можно найти типы, которые обеспечивают операции чтения/записи для потоков и файлов.</text:p>
        </text:list-item>
        <text:list-item>
          <text:p text:style-name="P1">Почему в программе <text:span text:style-name="T1">PersonsToFile </text:span><text:span text:style-name="T10">когда мы произвели десер</text:span><text:span text:style-name="T3">иа</text:span><text:span text:style-name="T10">лизацию, добавили новых объектов и ходим произвести сер</text:span><text:span text:style-name="T12">и</text:span><text:span text:style-name="T10">ализацию файл не перезаписывается? </text:span></text:p>
          <text:p text:style-name="P15">При десериализации позиция потока файла доходит до конца и возможно этот параметр в сериализации играет роль выхода из итерации <text:span text:style-name="T24">и раз мы уже достигли конца, то и перезаписать нам нечего, сразу происходит выход из итерации.</text:span></text:p>
        </text:list-item>
        <text:list-item>
          <text:p text:style-name="P1"><text:span text:style-name="T10">Как исправить </text:span><text:span text:style-name="T11">такое поведение</text:span><text:span text:style-name="T10">?</text:span></text:p>
          <text:p text:style-name="P14">Мной было найдено как минимум два способа. Первый способ, это закрыть поток файла, а затем обратно его создать. Тогда положение потока (<text:span text:style-name="T1">position</text:span>), будет равняться нулю. Но раз нам необходимо, что бы позиция потока было на нуле, проще эту позицию задать, это второй способ. </text:p>
        </text:list-item>
        <text:list-item>
          <text:p text:style-name="P7">Помимо <text:span text:style-name="T1">BinaryFormatter </text:span>как еще можно записать сереализуемый объект в файл?</text:p>
          <text:p text:style-name="P16">Для этих целей можно использовать <text:span text:style-name="T1">BinaryWriter </text:span>и <text:span text:style-name="T1">BinaryReader. BinaryWriter </text:span><text:span text:style-name="T4">соответственно</text:span> записывает сереализуемый объект в файл, а <text:span text:style-name="T1">BinaryReader </text:span>считывает объект из графа. <text:span text:style-name="T25">Так же для сериализации можно использовать XmlSerializer, SoapFormatter, DataContractJsonSerializer. Они в отличии от бинарной сериализации имеют более читаемый вид.</text:span></text:p>
        </text:list-item>
        <text:list-item>
          <text:p text:style-name="P10">В чем различие <text:span text:style-name="T1">BinaryFormatter </text:span>от <text:span text:style-name="T1">BinaryWriter </text:span>и <text:span text:style-name="T1">BinaryReader?</text:span></text:p>
          <text:p text:style-name="P10"><text:span text:style-name="T5">BinaryFormatter </text:span><text:span text:style-name="T26">в отличии от </text:span><text:span text:style-name="T5">BinaryWriter/BinaryReader </text:span><text:span text:style-name="T26">сеарилизует и десериализует объект или весь граф связанных объектов, в то время как </text:span><text:span text:style-name="T5">BinaryWriter/BinaryReader </text:span><text:span text:style-name="T26">может только записывать/считывать простые типы данных в поток.</text:span> </text:p>
        </text:list-item>
        <text:list-item>
          <text:p text:style-name="P9">Помимо использования <text:span text:style-name="T1">FileStream, </text:span>как еще можно <text:span text:style-name="T29">получить</text:span> поток файла?</text:p>
          <text:p text:style-name="P18">Можно воспользоваться классом <text:span text:style-name="T1">FileInfo, </text:span>а точнее его методы такие как <text:span text:style-name="T1">Create, Open </text:span>и <text:span text:style-name="T1">OpenRead() </text:span>так как эти методы возвращают поток файла.</text:p>
        </text:list-item>
        <text:list-item>
          <text:p text:style-name="P21">Перечислите какие могут быть <text:span text:style-name="T28">с</text:span>обыти<text:span text:style-name="T28">я</text:span> у <text:span text:style-name="T1">FileSystemWatcher </text:span>и для ч<text:span text:style-name="T6">е</text:span><text:span text:style-name="T1">го</text:span> они нужны?</text:p>
          <text:p text:style-name="P3">FileSystemWatcher – <text:span text:style-name="T10">ожидает уведомления файловой системы об изменениях и инициирует события при изменении каталога или файла в каталоге. </text:span><text:span text:style-name="T18">Для работы с файлами/каталогами есть четыре основных события:</text:span></text:p>
        </text:list-item>
      </text:list>
      <text:list xml:id="list4016371039082384677" text:style-name="L2">
        <text:list-item>
          <text:list>
            <text:list-item>
              <text:p text:style-name="P4">Changed – <text:span text:style-name="T10">происходит при изменении файла или каталога в заданном пути</text:span></text:p>
            </text:list-item>
            <text:list-item>
              <text:p text:style-name="P4">Created – <text:span text:style-name="T10">происходит при создании файла или каталога в заданном пути</text:span></text:p>
            </text:list-item>
            <text:list-item>
              <text:p text:style-name="P4">Deleted – <text:span text:style-name="T10">происходит при удалении файла или каталога в заданном пути</text:span></text:p>
            </text:list-item>
            <text:list-item>
              <text:p text:style-name="P5">Renamed – <text:span text:style-name="T10">происходит при переименовании файла или каталога в заданном пути</text:span></text:p>
            </text:list-item>
          </text:list>
        </text:list-item>
      </text:list>
      <text:list xml:id="list153718180165076" text:continue-list="list867195884350135445" text:style-name="L1">
        <text:list-header>
          <text:p text:style-name="P6"><text:span text:style-name="T10">Есть еще события </text:span>Desposed <text:span text:style-name="T10">и </text:span>Error.</text:p>
        </text:list-header>
        <text:list-item>
          <text:p text:style-name="P1"><text:span text:style-name="T10">Для чего может понадобиться отслеживание файлов/</text:span><text:span text:style-name="T15">каталогов</text:span><text:span text:style-name="T10">?</text:span></text:p>
          <text:p text:style-name="P19"><text:span text:style-name="T10">Первое что приходит в голову, это логирование файлов. Т.е. когда, кто и что сделал с файлом </text:span><text:span text:style-name="T14">(открыл его и закрыл или изменил). Ситуация, что у нас есть сервер с веб-приложением на интерпретируем языке, кто-то получил </text:span><text:span text:style-name="T15">несанкционированный</text:span><text:span text:style-name="T14"> доступ к </text:span><text:span text:style-name="T15">серверу, </text:span><text:span text:style-name="T16">и злоумышленник изменил исходный код или добавил свой вредоносный код и при помощи отслеживания таких действий мы можем их </text:span><text:span text:style-name="T17">зафиксировать</text:span><text:span text:style-name="T16"> и записать в логирующий файл. Так причину странного поведения веб-приложения легче будет определить.</text:span></text:p>
        </text:list-item>
        <text:list-item>
          <text:p text:style-name="P1"><text:span text:style-name="T10">Что необходимо сделать, чтобы в реальном времени отслеживать добавление и снятие логических дисков?</text:span></text:p>
          <text:p text:style-name="P20"><text:span text:style-name="T10">Для этого необходимо воспользоваться знаниями из категорий по отслеживанию файлов и получении информации о логических дисках. </text:span><text:span text:style-name="T19">Т.е. нам нужен класс который бы отслеживал добавление/снятия логического диска и инициировал событие при таких действиях. К сожалению, я не нашел удобного класса, для этой работы, как например работа с файлами </text:span><text:span text:style-name="T7">FileSystemWatcher</text:span><text:span text:style-name="T19">, но есть класс </text:span><text:span text:style-name="T8">ManagementEventWatcher. </text:span><text:span text:style-name="T20">Он хорош тем, что мы ему говорим, что мы хотим отслеживать, при помощи WqlEventQuery. Т.е. по сравнению с </text:span><text:span text:style-name="T9">FileSystemWatcher </text:span><text:span text:style-name="T20">и у нас появляется больше свободы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Courier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2:54:59.553000000</meta:creation-date>
    <dc:date>2014-11-23T15:37:18.085000000</dc:date>
    <meta:editing-duration>PT2H41M51S</meta:editing-duration>
    <meta:editing-cycles>60</meta:editing-cycles>
    <meta:generator>LibreOffice/4.3.3.2$Windows_x86 LibreOffice_project/9bb7eadab57b6755b1265afa86e04bf45fbfc644</meta:generator>
    <meta:document-statistic meta:table-count="0" meta:image-count="0" meta:object-count="0" meta:page-count="2" meta:paragraph-count="29" meta:word-count="643" meta:character-count="4628" meta:non-whitespace-character-count="4020"/>
  </office:meta>
</office:document-meta>
</file>